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000000" draw:fill-color="#ffffff" draw:textarea-vertical-align="middle"/>
    </style:style>
    <style:style style:name="gr5" style:family="graphic" style:parent-style-name="standard">
      <style:graphic-properties draw:fill="solid" draw:fill-color="#3399ff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.528cm" svg:height="3.528cm" svg:x="2.22cm" svg:y="2.208cm">
            <text:p/>
          </draw:rect>
          <draw:g>
            <draw:g>
              <draw:custom-shape draw:style-name="gr2" draw:text-style-name="P1" draw:layer="layout" svg:width="1.058cm" svg:height="1.199cm" svg:x="3.455cm" svg:y="2.2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svg:x="3.646cm" svg:y="2.48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svg:x="3.596cm" svg:y="3.575cm">
              <text:p/>
            </draw:circle>
            <draw:circle draw:style-name="gr5" draw:text-style-name="P1" draw:layer="layout" svg:width="0.494cm" svg:height="0.494cm" svg:x="3.738cm" svg:y="3.713cm">
              <text:p/>
            </draw:circle>
            <draw:g>
              <draw:custom-shape draw:style-name="gr2" draw:text-style-name="P1" draw:layer="layout" svg:width="-1.058cm" svg:height="-1.199cm" svg:x="4.513cm" svg:y="5.7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-0.67cm" svg:height="-0.811cm" svg:x="4.322cm" svg:y="5.458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rect draw:style-name="gr1" draw:text-style-name="P1" draw:layer="layout" svg:width="3.528cm" svg:height="3.528cm" draw:transform="rotate (-1.57079632679579) translate (11.543cm 2.205cm)">
            <text:p/>
          </draw:rect>
          <draw:g>
            <draw:g>
              <draw:custom-shape draw:style-name="gr2" draw:text-style-name="P1" draw:layer="layout" svg:width="1.058cm" svg:height="1.199cm" draw:transform="rotate (-1.57079632679579) translate (11.531cm 3.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-1.57079632679579) translate (11.269cm 3.631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draw:transform="rotate (-1.57079632679579) translate (10.176cm 3.581cm)">
              <text:p/>
            </draw:circle>
            <draw:circle draw:style-name="gr5" draw:text-style-name="P1" draw:layer="layout" svg:width="0.494cm" svg:height="0.494cm" draw:transform="rotate (-1.57079632679579) translate (10.038cm 3.723cm)">
              <text:p/>
            </draw:circle>
            <draw:g>
              <draw:custom-shape draw:style-name="gr2" draw:text-style-name="P1" draw:layer="layout" svg:width="1.058cm" svg:height="1.199cm" draw:transform="rotate (1.5707963267946) translate (8.031cm 4.4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1.5707963267946) translate (8.293cm 4.30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rect draw:style-name="gr1" draw:text-style-name="P1" draw:layer="layout" svg:width="3.528cm" svg:height="3.528cm" svg:x="2.481cm" svg:y="7.558cm">
            <text:p/>
          </draw:rect>
          <draw:g>
            <draw:g>
              <draw:custom-shape draw:style-name="gr2" draw:text-style-name="P1" draw:layer="layout" svg:width="1.058cm" svg:height="1.199cm" draw:transform="rotate (0.7853981633973) translate (2.635cm 8.45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0.7853981633973) translate (2.955cm 8.50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ircle draw:style-name="gr4" draw:text-style-name="P1" draw:layer="layout" svg:width="0.776cm" svg:height="0.776cm" draw:transform="rotate (0.7853981633973) translate (3.692cm 9.315cm)">
              <text:p/>
            </draw:circle>
            <draw:circle draw:style-name="gr5" draw:text-style-name="P1" draw:layer="layout" svg:width="0.494cm" svg:height="0.494cm" draw:transform="rotate (0.7853981633973) translate (3.89cm 9.313cm)">
              <text:p/>
            </draw:circle>
            <draw:g>
              <draw:custom-shape draw:style-name="gr2" draw:text-style-name="P1" draw:layer="layout" svg:width="1.058cm" svg:height="1.199cm" draw:transform="rotate (-2.35619449019309) translate (5.857cm 10.18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" draw:text-style-name="P1" draw:layer="layout" svg:width="0.67cm" svg:height="0.811cm" draw:transform="rotate (-2.35619449019309) translate (5.537cm 10.13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frame draw:style-name="gr6" draw:layer="layout" svg:width="17.823cm" svg:height="3.401cm" svg:x="1.774cm" svg:y="13.87cm">
            <draw:text-box>
              <text:p>1. Export to png with 256 Pixel</text:p>
              <text:p>2. Scal with Gimp to 48 Pixel</text:p>
              <text:p>3. Remove Color Qt-Error with “convert src dest“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01T07:22:31</meta:creation-date>
    <dc:date>2022-04-05T13:09:57</dc:date>
    <meta:editing-duration>PT2H14M42S</meta:editing-duration>
    <meta:editing-cycles>27</meta:editing-cycles>
    <meta:generator>OpenOffice/4.1.4$Unix OpenOffice.org_project/414m5$Build-9788</meta:generator>
    <meta:document-statistic meta:object-count="34"/>
  </office:meta>
</office:document-meta>
</file>